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2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position="33% 58%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19.251cm 10.44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8" draw:style-name="gr4" draw:text-style-name="P3" draw:layer="layout" svg:width="5.385cm" svg:height="0.607cm" svg:x="2.342cm" svg:y="5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4" draw:layer="layout" svg:width="0.613cm" svg:height="0.638cm" draw:transform="rotate (-1.5707963267949) translate (19.89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svg:x="10.963cm" svg:y="2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6" draw:layer="layout" svg:width="5.386cm" svg:height="0.607cm" draw:transform="rotate (-3.14159265358979) translate (16.35cm 4.121cm)">
          <text:p text:style-name="P5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draw:transform="rotate (1.56433860856252) translate (11.352cm 5.7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0.927cm" svg:height="1.434cm" svg:x="8.449cm" svg:y="5.734cm">
          <text:p text:style-name="P5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0.99cm" svg:height="1.436cm" svg:x="16.676cm" svg:y="5.858cm">
          <text:p text:style-name="P5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178cm" svg:height="1.011cm" svg:x="19.488cm" svg:y="4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1.891cm" svg:height="1.012cm" draw:transform="rotate (1.5707963267949) translate (0.632cm 7.492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0.512cm" svg:y1="10.493cm" svg:x2="10.511cm" svg:y2="2.956cm">
          <text:p/>
        </draw:line>
        <draw:custom-shape draw:name="TextBox 28" draw:style-name="gr14" draw:text-style-name="P8" draw:layer="layout" svg:width="1.891cm" svg:height="1.012cm" draw:transform="rotate (1.5707963267949) translate (9.436cm 7.49cm)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1.917cm" svg:height="1.013cm" svg:x="4.124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16.343cm" svg:y1="2.491cm" svg:x2="10.963cm" svg:y2="2.517cm">
          <text:p/>
        </draw:line>
        <draw:line draw:name="Straight Connector 6_2" draw:style-name="gr3" draw:text-style-name="P2" draw:layer="layout" svg:x1="18.822cm" svg:y1="2.964cm" svg:x2="18.823cm" svg:y2="10.5cm">
          <text:p/>
        </draw:line>
        <draw:custom-shape draw:name="TextBox 22_2" draw:style-name="gr16" draw:text-style-name="P8" draw:layer="layout" svg:width="1.891cm" svg:height="1.012cm" draw:transform="rotate (1.5707963267949) translate (17.748cm 7.493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6.775cm" svg:y1="2.489cm" svg:x2="19.238cm" svg:y2="2.49cm">
          <text:p/>
        </draw:line>
        <draw:custom-shape draw:name="TextBox 28_0" draw:style-name="gr17" draw:text-style-name="P8" draw:layer="layout" svg:width="1.892cm" svg:height="1.011cm" svg:x="22.089cm" svg:y="1.287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3.127cm" svg:height="1.673cm" svg:x="12.21cm" svg:y="6.889cm">
          <draw:text-box>
            <text:p>Matrix B<text:span text:style-name="T4">T</text:span></text:p>
          </draw:text-box>
        </draw:frame>
        <draw:frame draw:style-name="gr19" draw:text-style-name="P10" draw:layer="layout" svg:width="2.864cm" svg:height="0.962cm" svg:x="21.752cm" svg:y="6.761cm">
          <draw:text-box>
            <text:p>Matrix C</text:p>
          </draw:text-box>
        </draw:frame>
        <draw:frame draw:style-name="gr20" draw:text-style-name="P10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21" draw:text-style-name="P11" draw:layer="layout" svg:width="5.386cm" svg:height="0.607cm" draw:transform="rotate (-3.14159265358979) translate (16.35cm 3.5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2" draw:text-style-name="P11" draw:layer="layout" svg:width="5.386cm" svg:height="0.607cm" draw:transform="rotate (-3.14159265358979) translate (16.352cm 4.1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3" draw:text-style-name="P11" draw:layer="layout" svg:width="5.386cm" svg:height="0.607cm" draw:transform="rotate (-3.14159265358979) translate (16.352cm 4.72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4" draw:text-style-name="P11" draw:layer="layout" svg:width="5.386cm" svg:height="0.607cm" draw:transform="rotate (-3.14159265358979) translate (16.352cm 5.32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0" draw:style-name="gr25" draw:text-style-name="P3" draw:layer="layout" svg:width="5.385cm" svg:height="0.607cm" svg:x="2.343cm" svg:y="5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0" draw:style-name="gr5" draw:text-style-name="P4" draw:layer="layout" svg:width="0.613cm" svg:height="0.638cm" draw:transform="rotate (-1.5707963267949) translate (19.893cm 5.8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5" draw:text-style-name="P4" draw:layer="layout" svg:width="0.613cm" svg:height="0.638cm" draw:transform="rotate (-1.5707963267949) translate (20.528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5" draw:text-style-name="P4" draw:layer="layout" svg:width="0.613cm" svg:height="0.638cm" draw:transform="rotate (-1.5707963267949) translate (20.529cm 5.8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5" draw:text-style-name="P4" draw:layer="layout" svg:width="0.613cm" svg:height="0.638cm" draw:transform="rotate (-1.5707963267949) translate (21.169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5" draw:text-style-name="P4" draw:layer="layout" svg:width="0.613cm" svg:height="0.638cm" draw:transform="rotate (-1.5707963267949) translate (21.803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" draw:text-style-name="P4" draw:layer="layout" svg:width="0.613cm" svg:height="0.638cm" draw:transform="rotate (-1.5707963267949) translate (21.17cm 5.8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5" draw:text-style-name="P4" draw:layer="layout" svg:width="0.613cm" svg:height="0.638cm" draw:transform="rotate (-1.5707963267949) translate (21.804cm 5.8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3" draw:layer="layout" svg:width="4.867cm" svg:height="0.878cm" svg:x="11.257cm" svg:y="10.547cm">
          <draw:text-box>
            <text:p text:style-name="P12"><text:span text:style-name="T5">L0 blocks to copy</text:span></text:p>
          </draw:text-box>
        </draw:frame>
        <draw:frame draw:style-name="gr27" draw:text-style-name="P14" draw:layer="layout" svg:width="2.915cm" svg:height="0.806cm" svg:x="19.062cm" svg:y="4.378cm">
          <draw:text-box>
            <text:p><text:span text:style-name="T6">Workgroup</text:span></text:p>
          </draw:text-box>
        </draw:frame>
        <draw:custom-shape draw:name="TextBox 22_1" draw:style-name="gr28" draw:text-style-name="P8" draw:layer="layout" svg:width="1.917cm" svg:height="1.013cm" svg:x="12.82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5-17T15:30:16.863213348</dc:date>
    <meta:editing-duration>PT2H10M48S</meta:editing-duration>
    <meta:editing-cycles>20</meta:editing-cycles>
    <meta:generator>LibreOffice/7.2.5.1$Linux_X86_64 LibreOffice_project/20$Build-1</meta:generator>
    <meta:document-statistic meta:object-count="40"/>
  </office:meta>
</office:document-meta>
</file>